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officeooo:rsid="00163e73"/>
    </style:style>
    <style:style style:name="T2" style:family="text">
      <style:text-properties officeooo:rsid="0017e2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right © 20<text:span text:style-name="T2">20</text:span> András Varga and OpenSim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5T17:05:35</meta:creation-date>
    <dc:date>2020-04-14T12:23:05.333695927</dc:date>
    <meta:editing-duration>PT4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" meta:character-count="46" meta:non-whitespace-character-count="39"/>
  </office:meta>
</office:document-meta>
</file>